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llien, <text:span text:style-name="T1">Propensity, etc</text:span></text:p>
      <text:p text:style-name="Text_20_body"><text:span text:style-name="T2">As a cultural phenomenon, the compiling of a list could be considered one of the most neutral acts. The task of assembling different compatible cases is merely one of tabulation, a concise and discreet (sic) operation hardly even deserving to be so named. 111-112</text:span></text:p>
      <text:p text:style-name="Text_20_body"><text:span text:style-name="T2">123-124 – has passages on the difference between Western and chinese logic of lists. </text:span></text:p>
      <text:p text:style-name="Text_20_body"><text:span text:style-name="T2">In contrast to Western logic, which is </text:span><text:span text:style-name="T1">panoramic, </text:span><text:span text:style-name="T2"><text:s/>Chinese logic is like that of a possible journey in stages that are linked together. The field of thought is not defined and contained a priori; it just unfolds progressively, from one stage to another, becoming more fertile along the way. Furthermore, the path along which it unfolds does not exclude other possibilities – which may run alongside temporarily or intersect with it. <text:s/>12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ackenza</meta:initial-creator>
    <meta:creation-date>2007-05-31T07:05:46</meta:creation-date>
    <dc:creator>mackenza</dc:creator>
    <dc:date>2007-05-31T07:12:09</dc:date>
    <dc:language>en-GB</dc:language>
    <meta:editing-cycles>3</meta:editing-cycles>
    <meta:editing-duration>PT6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33" meta:character-count="809"/>
  </office:meta>
</office:document-meta>
</file>